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YYYY/MM/DD</text:p>
          </table:table-cell>
          <table:table-cell table:style-name="ce45" office:value-type="string" calcext:value-type="string">
            <text:p>MAP_MAKER_NAME</text:p>
          </table:table-cell>
          <table:table-cell table:style-name="ce59" office:value-type="string" calcext:value-type="string">
            <text:p>YYYY/MM/DD</text:p>
          </table:table-cell>
          <table:table-cell table:style-name="ce33" office:value-type="string" calcext:value-type="string">
            <text:p>TOURNAMENT_REPRESENTATIVE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XX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12" table:formula="of:=COUNTIF([.$F$6:.$F$75];[.A79])" office:value-type="float" office:value="50" calcext:value-type="float" table:number-columns-spanned="2" table:number-rows-spanned="1">
            <text:p>5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1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3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4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57:Sheet1.D59 Sheet1.D61:Sheet1.D67 Sheet1.D69:Sheet1.D69 Sheet1.D71:Sheet1.D71 Sheet1.D73:Sheet1.D73 Sheet1.D75:Sheet1.D75 Sheet1.F75:Sheet1.F75 Sheet1.F73:Sheet1.F73 Sheet1.F71:Sheet1.F71 Sheet1.F69:Sheet1.F69 Sheet1.F61:Sheet1.F67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 style:data-style-name="N2" text:time-value="16:27:31.8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8T16:34:52.013000000</dc:date>
    <meta:editing-duration>P2DT13H55M48S</meta:editing-duration>
    <meta:editing-cycles>142</meta:editing-cycles>
    <meta:generator>LibreOffice/7.1.3.2$Windows_X86_64 LibreOffice_project/47f78053abe362b9384784d31a6e56f8511eb1c1</meta:generator>
    <meta:document-statistic meta:table-count="1" meta:cell-count="238" meta:object-count="0"/>
  </office:meta>
</office:document-meta>
</file>